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2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5.19mm"/>
    </style:style>
    <style:style style:name="co4" style:family="table-column">
      <style:table-column-properties fo:break-before="auto" style:column-width="16.69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Articles">
      <style:table-properties table:display="true" style:writing-mode="lr-tb"/>
    </style:style>
    <style:style style:name="ce3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cl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102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ag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01.01.2001</text:p>
          </table:table-cell>
          <table:table-cell office:value-type="float" office:value="6.4" calcext:value-type="float">
            <text:p>6.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12.04.2016</text:p>
          </table:table-cell>
          <table:table-cell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01.01.2006</text:p>
          </table:table-cell>
          <table:table-cell office:value-type="float" office:value="0.657458" calcext:value-type="float">
            <text:p>0.65745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lli</text:p>
          </table:table-cell>
          <table:table-cell office:value-type="string" calcext:value-type="string">
            <text:p>25.02.2003</text:p>
          </table:table-cell>
          <table:table-cell office:value-type="float" office:value="2000000000" calcext:value-type="float">
            <text:p>200000000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27.02.2006</text:p>
          </table:table-cell>
          <table:table-cell office:value-type="float" office:value="44.2134" calcext:value-type="float">
            <text:p>44.213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123456</text:p>
          </table:table-cell>
          <table:table-cell office:value-type="string" calcext:value-type="string">
            <text:p>12.09.201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 style:data-style-name="N2" text:time-value="15:04:05.4841284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Articles" style:display-name="PageStyle_Artic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Unknown Creator</dc:creator>
    <meta:creation-date>2018-04-08T12:59:52</meta:creation-date>
    <dc:date>2018-04-08T12:59:52</dc:date>
    <dc:title>Articles</dc:title>
    <dc:description>generated by </dc:description>
    <dc:subject>Articles 08.04.2018 12:59</dc:subject>
    <meta:keyword>office</meta:keyword>
    <meta:keyword>2007</meta:keyword>
    <meta:keyword>openxml</meta:keyword>
    <meta:keyword>php</meta:keyword>
    <meta:generator>LibreOffice/5.4.3.2$MacOSX_X86_64 LibreOffice_project/92a7159f7e4af62137622921e809f8546db437e5</meta:generator>
    <meta:document-statistic meta:table-count="1" meta:cell-count="28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